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97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97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101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.00.0000</text:date>, <text:time style:data-style-name="N2" text:time-value="12:34:13.81350313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5-31T12:36:42.378804521</dc:date>
    <meta:generator>LibreOffice/6.0.7.3$Linux_X86_64 LibreOffice_project/00m0$Build-3</meta:generator>
    <meta:editing-duration>PT52M15S</meta:editing-duration>
    <meta:editing-cycles>10</meta:editing-cycles>
    <meta:document-statistic meta:table-count="1" meta:cell-count="24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